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6a0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6a0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6a0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6a0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6a0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6a0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6a0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6a0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6a0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6a0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6a0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6a0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6a0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6a0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6a0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6a0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6a0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iguel Andres Gutierrez Cast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53249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milia del Valle Tovar de Gutier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3305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9.9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83" meta:non-whitespace-character-count="1013"/>
    <meta:template xlink:type="simple" xlink:actuate="onRequest" xlink:title="Normal" xlink:href=""/>
  </office:meta>
</office:document-meta>
</file>